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876002_3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92 kWh</text:p>
          </table:table-cell>
          <table:table-cell office:value-type="float" office:value="450.84" calcext:value-type="float">
            <text:p>450.84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 office:value-type="float" office:value="2.34" calcext:value-type="float">
            <text:p>2.34</text:p>
          </table:table-cell>
          <table:table-cell office:value-type="float" office:value="-8.82" calcext:value-type="float">
            <text:p>-8.82</text:p>
          </table:table-cell>
          <table:table-cell office:value-type="float" office:value="-238.13" calcext:value-type="float">
            <text:p>-238.13</text:p>
          </table:table-cell>
          <table:table-cell office:value-type="string" calcext:value-type="string">
            <text:p>T-0</text:p>
          </table:table-cell>
          <table:table-cell office:value-type="float" office:value="236.31" calcext:value-type="float">
            <text:p>236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78 kWh</text:p>
          </table:table-cell>
          <table:table-cell office:value-type="float" office:value="367.51" calcext:value-type="float">
            <text:p>367.51</text:p>
          </table:table-cell>
          <table:table-cell office:value-type="string" calcext:value-type="string">
            <text:p>16-12-2017</text:p>
          </table:table-cell>
          <table:table-cell office:value-type="string" calcext:value-type="string">
            <text:p>15-01-2018</text:p>
          </table:table-cell>
          <table:table-cell office:value-type="float" office:value="1.95" calcext:value-type="float">
            <text:p>1.95</text:p>
          </table:table-cell>
          <table:table-cell office:value-type="float" office:value="-8.79" calcext:value-type="float">
            <text:p>-8.79</text:p>
          </table:table-cell>
          <table:table-cell office:value-type="float" office:value="-194.11" calcext:value-type="float">
            <text:p>-194.11</text:p>
          </table:table-cell>
          <table:table-cell office:value-type="string" calcext:value-type="string">
            <text:p>T-0</text:p>
          </table:table-cell>
          <table:table-cell office:value-type="float" office:value="196.53" calcext:value-type="float">
            <text:p>196.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61 kWh</text:p>
          </table:table-cell>
          <table:table-cell office:value-type="float" office:value="267.21" calcext:value-type="float">
            <text:p>267.21</text:p>
          </table:table-cell>
          <table:table-cell office:value-type="string" calcext:value-type="string">
            <text:p>14-11-2017</text:p>
          </table:table-cell>
          <table:table-cell office:value-type="string" calcext:value-type="string">
            <text:p>16-12-2017</text:p>
          </table:table-cell>
          <table:table-cell office:value-type="float" office:value="1.47" calcext:value-type="float">
            <text:p>1.47</text:p>
          </table:table-cell>
          <table:table-cell office:value-type="float" office:value="-8.76" calcext:value-type="float">
            <text:p>-8.76</text:p>
          </table:table-cell>
          <table:table-cell office:value-type="float" office:value="-141.14" calcext:value-type="float">
            <text:p>-141.14</text:p>
          </table:table-cell>
          <table:table-cell office:value-type="string" calcext:value-type="string">
            <text:p>T-0</text:p>
          </table:table-cell>
          <table:table-cell office:value-type="float" office:value="148.63" calcext:value-type="float">
            <text:p>148.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67 kWh</text:p>
          </table:table-cell>
          <table:table-cell office:value-type="float" office:value="300.76" calcext:value-type="float">
            <text:p>300.76</text:p>
          </table:table-cell>
          <table:table-cell office:value-type="string" calcext:value-type="string">
            <text:p>14-10-2017</text:p>
          </table:table-cell>
          <table:table-cell office:value-type="string" calcext:value-type="string">
            <text:p>14-11-2017</text:p>
          </table:table-cell>
          <table:table-cell office:value-type="float" office:value="1.63" calcext:value-type="float">
            <text:p>1.63</text:p>
          </table:table-cell>
          <table:table-cell office:value-type="float" office:value="-8.72" calcext:value-type="float">
            <text:p>-8.72</text:p>
          </table:table-cell>
          <table:table-cell office:value-type="float" office:value="-158.86" calcext:value-type="float">
            <text:p>-158.86</text:p>
          </table:table-cell>
          <table:table-cell office:value-type="string" calcext:value-type="string">
            <text:p>T-0</text:p>
          </table:table-cell>
          <table:table-cell office:value-type="float" office:value="164.53" calcext:value-type="float">
            <text:p>164.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72 kWh</text:p>
          </table:table-cell>
          <table:table-cell office:value-type="float" office:value="328.36" calcext:value-type="float">
            <text:p>328.36</text:p>
          </table:table-cell>
          <table:table-cell office:value-type="string" calcext:value-type="string">
            <text:p>13-09-2017</text:p>
          </table:table-cell>
          <table:table-cell office:value-type="string" calcext:value-type="string">
            <text:p>14-10-2017</text:p>
          </table:table-cell>
          <table:table-cell office:value-type="float" office:value="1.76" calcext:value-type="float">
            <text:p>1.76</text:p>
          </table:table-cell>
          <table:table-cell office:value-type="float" office:value="-8.68" calcext:value-type="float">
            <text:p>-8.68</text:p>
          </table:table-cell>
          <table:table-cell office:value-type="float" office:value="-173.43" calcext:value-type="float">
            <text:p>-173.43</text:p>
          </table:table-cell>
          <table:table-cell office:value-type="string" calcext:value-type="string">
            <text:p>T-0</text:p>
          </table:table-cell>
          <table:table-cell office:value-type="float" office:value="177.61" calcext:value-type="float">
            <text:p>177.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67 kWh</text:p>
          </table:table-cell>
          <table:table-cell office:value-type="float" office:value="298.33" calcext:value-type="float">
            <text:p>298.33</text:p>
          </table:table-cell>
          <table:table-cell office:value-type="string" calcext:value-type="string">
            <text:p>15-08-2017</text:p>
          </table:table-cell>
          <table:table-cell office:value-type="string" calcext:value-type="string">
            <text:p>13-09-2017</text:p>
          </table:table-cell>
          <table:table-cell office:value-type="float" office:value="1.62" calcext:value-type="float">
            <text:p>1.62</text:p>
          </table:table-cell>
          <table:table-cell office:value-type="float" office:value="-8.65" calcext:value-type="float">
            <text:p>-8.65</text:p>
          </table:table-cell>
          <table:table-cell office:value-type="float" office:value="-157.57" calcext:value-type="float">
            <text:p>-157.57</text:p>
          </table:table-cell>
          <table:table-cell office:value-type="string" calcext:value-type="string">
            <text:p>T-0</text:p>
          </table:table-cell>
          <table:table-cell office:value-type="float" office:value="163.21" calcext:value-type="float">
            <text:p>163.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77 kWh</text:p>
          </table:table-cell>
          <table:table-cell office:value-type="float" office:value="354.32" calcext:value-type="float">
            <text:p>354.32</text:p>
          </table:table-cell>
          <table:table-cell office:value-type="string" calcext:value-type="string">
            <text:p>14-07-2017</text:p>
          </table:table-cell>
          <table:table-cell office:value-type="string" calcext:value-type="string">
            <text:p>15-08-2017</text:p>
          </table:table-cell>
          <table:table-cell office:value-type="float" office:value="1.88" calcext:value-type="float">
            <text:p>1.88</text:p>
          </table:table-cell>
          <table:table-cell office:value-type="float" office:value="-8.61" calcext:value-type="float">
            <text:p>-8.61</text:p>
          </table:table-cell>
          <table:table-cell office:value-type="float" office:value="-187.15" calcext:value-type="float">
            <text:p>-187.15</text:p>
          </table:table-cell>
          <table:table-cell office:value-type="string" calcext:value-type="string">
            <text:p>T-0</text:p>
          </table:table-cell>
          <table:table-cell office:value-type="float" office:value="189.8" calcext:value-type="float">
            <text:p>189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67 kWh</text:p>
          </table:table-cell>
          <table:table-cell office:value-type="float" office:value="295.9" calcext:value-type="float">
            <text:p>295.9</text:p>
          </table:table-cell>
          <table:table-cell office:value-type="string" calcext:value-type="string">
            <text:p>14-06-2017</text:p>
          </table:table-cell>
          <table:table-cell office:value-type="string" calcext:value-type="string">
            <text:p>14-07-2017</text:p>
          </table:table-cell>
          <table:table-cell office:value-type="float" office:value="1.6" calcext:value-type="float">
            <text:p>1.6</text:p>
          </table:table-cell>
          <table:table-cell office:value-type="float" office:value="-8.58" calcext:value-type="float">
            <text:p>-8.58</text:p>
          </table:table-cell>
          <table:table-cell office:value-type="float" office:value="-156.28" calcext:value-type="float">
            <text:p>-156.28</text:p>
          </table:table-cell>
          <table:table-cell office:value-type="string" calcext:value-type="string">
            <text:p>T-0</text:p>
          </table:table-cell>
          <table:table-cell office:value-type="float" office:value="161.88" calcext:value-type="float">
            <text:p>161.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72 kWh</text:p>
          </table:table-cell>
          <table:table-cell office:value-type="float" office:value="319.81" calcext:value-type="float">
            <text:p>319.81</text:p>
          </table:table-cell>
          <table:table-cell office:value-type="string" calcext:value-type="string">
            <text:p>15-05-2017</text:p>
          </table:table-cell>
          <table:table-cell office:value-type="string" calcext:value-type="string">
            <text:p>14-06-2017</text:p>
          </table:table-cell>
          <table:table-cell office:value-type="float" office:value="1.72" calcext:value-type="float">
            <text:p>1.72</text:p>
          </table:table-cell>
          <table:table-cell office:value-type="float" office:value="-8.54" calcext:value-type="float">
            <text:p>-8.54</text:p>
          </table:table-cell>
          <table:table-cell office:value-type="float" office:value="-168.77" calcext:value-type="float">
            <text:p>-168.77</text:p>
          </table:table-cell>
          <table:table-cell office:value-type="string" calcext:value-type="string">
            <text:p>T-0</text:p>
          </table:table-cell>
          <table:table-cell office:value-type="float" office:value="173.34" calcext:value-type="float">
            <text:p>173.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74 kWh</text:p>
          </table:table-cell>
          <table:table-cell office:value-type="float" office:value="325.87" calcext:value-type="float">
            <text:p>325.87</text:p>
          </table:table-cell>
          <table:table-cell office:value-type="string" calcext:value-type="string">
            <text:p>15-04-2017</text:p>
          </table:table-cell>
          <table:table-cell office:value-type="string" calcext:value-type="string">
            <text:p>15-05-2017</text:p>
          </table:table-cell>
          <table:table-cell office:value-type="float" office:value="1.75" calcext:value-type="float">
            <text:p>1.75</text:p>
          </table:table-cell>
          <table:table-cell office:value-type="float" office:value="-9.37" calcext:value-type="float">
            <text:p>-9.37</text:p>
          </table:table-cell>
          <table:table-cell office:value-type="float" office:value="-171.79" calcext:value-type="float">
            <text:p>-171.79</text:p>
          </table:table-cell>
          <table:table-cell office:value-type="string" calcext:value-type="string">
            <text:p>T-0</text:p>
          </table:table-cell>
          <table:table-cell office:value-type="float" office:value="176.33" calcext:value-type="float">
            <text:p>176.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77 kWh</text:p>
          </table:table-cell>
          <table:table-cell office:value-type="float" office:value="341.02" calcext:value-type="float">
            <text:p>341.02</text:p>
          </table:table-cell>
          <table:table-cell office:value-type="string" calcext:value-type="string">
            <text:p>15-03-2017</text:p>
          </table:table-cell>
          <table:table-cell office:value-type="string" calcext:value-type="string">
            <text:p>15-04-2017</text:p>
          </table:table-cell>
          <table:table-cell office:value-type="float" office:value="1.82" calcext:value-type="float">
            <text:p>1.82</text:p>
          </table:table-cell>
          <table:table-cell office:value-type="float" office:value="-9.33" calcext:value-type="float">
            <text:p>-9.33</text:p>
          </table:table-cell>
          <table:table-cell office:value-type="float" office:value="-179.78" calcext:value-type="float">
            <text:p>-179.78</text:p>
          </table:table-cell>
          <table:table-cell office:value-type="string" calcext:value-type="string">
            <text:p>T-0</text:p>
          </table:table-cell>
          <table:table-cell office:value-type="float" office:value="183.48" calcext:value-type="float">
            <text:p>183.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71 kWh</text:p>
          </table:table-cell>
          <table:table-cell office:value-type="float" office:value="306.75" calcext:value-type="float">
            <text:p>306.75</text:p>
          </table:table-cell>
          <table:table-cell office:value-type="string" calcext:value-type="string">
            <text:p>12-02-2017</text:p>
          </table:table-cell>
          <table:table-cell office:value-type="string" calcext:value-type="string">
            <text:p>15-03-2017</text:p>
          </table:table-cell>
          <table:table-cell office:value-type="float" office:value="1.65" calcext:value-type="float">
            <text:p>1.65</text:p>
          </table:table-cell>
          <table:table-cell office:value-type="float" office:value="-9.3" calcext:value-type="float">
            <text:p>-9.3</text:p>
          </table:table-cell>
          <table:table-cell office:value-type="float" office:value="-161.71" calcext:value-type="float">
            <text:p>-161.71</text:p>
          </table:table-cell>
          <table:table-cell office:value-type="string" calcext:value-type="string">
            <text:p>T-0</text:p>
          </table:table-cell>
          <table:table-cell office:value-type="float" office:value="167.02" calcext:value-type="float">
            <text:p>167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1:51:20.595000000</meta:creation-date>
    <dc:date>2018-03-26T12:19:39.908000000</dc:date>
    <meta:editing-duration>PT17M22S</meta:editing-duration>
    <meta:editing-cycles>1</meta:editing-cycles>
    <meta:document-statistic meta:table-count="1" meta:cell-count="142" meta:object-count="0"/>
    <meta:generator>LibreOffice/5.3.4.2$Windows_x86 LibreOffice_project/f82d347ccc0be322489bf7da61d7e4ad13fe2ff3</meta:generator>
  </office:meta>
</office:document-meta>
</file>